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lr ¾©" svg:font-family="'lr ¾©', 'Times New Roman'" style:font-family-generic="roman"/>
    <style:font-face style:name="Nimbus Mono L" svg:font-family="'Nimbus Mono L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8" style:family="table">
      <style:table-properties style:width="7.0854in" table:align="margins" style:writing-mode="lr-tb"/>
    </style:style>
    <style:style style:name="Table8.A" style:family="table-column">
      <style:table-column-properties style:column-width="0.7083in" style:rel-column-width="6553*"/>
    </style:style>
    <style:style style:name="Table8.J" style:family="table-column">
      <style:table-column-properties style:column-width="0.709in" style:rel-column-width="655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5431in" fo:margin-left="0.0653in" fo:margin-right="1.4771in" table:align="margins" style:writing-mode="lr-tb"/>
    </style:style>
    <style:style style:name="Table1.A" style:family="table-column">
      <style:table-column-properties style:column-width="1.5514in" style:rel-column-width="18341*"/>
    </style:style>
    <style:style style:name="Table1.B" style:family="table-column">
      <style:table-column-properties style:column-width="2.1771in" style:rel-column-width="25739*"/>
    </style:style>
    <style:style style:name="Table1.C" style:family="table-column">
      <style:table-column-properties style:column-width="1.8146in" style:rel-column-width="2145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04in" fo:border-left="2.6pt double #808080" fo:border-right="none" fo:border-top="2.6pt double #808080" fo:border-bottom="2.6pt double #808080" style:writing-mode="lr-tb"/>
    </style:style>
    <style:style style:name="Table1.C1" style:family="table-cell">
      <style:table-cell-properties style:vertical-align="middle" style:border-line-width="0.0007in 0.0347in 0.0007in" fo:padding="0.0104in" fo:border="2.6pt double #808080" style:writing-mode="lr-tb"/>
    </style:style>
    <style:style style:name="Table2" style:family="table">
      <style:table-properties style:width="6.209in" table:align="margins" style:writing-mode="lr-tb"/>
    </style:style>
    <style:style style:name="Table2.A" style:family="table-column">
      <style:table-column-properties style:column-width="0.9743in" style:rel-column-width="10283*"/>
    </style:style>
    <style:style style:name="Table2.B" style:family="table-column">
      <style:table-column-properties style:column-width="0.3611in" style:rel-column-width="3811*"/>
    </style:style>
    <style:style style:name="Table2.D" style:family="table-column">
      <style:table-column-properties style:column-width="0.3618in" style:rel-column-width="3818*"/>
    </style:style>
    <style:style style:name="Table2.K" style:family="table-column">
      <style:table-column-properties style:column-width="0.375in" style:rel-column-width="3958*"/>
    </style:style>
    <style:style style:name="Table2.L" style:family="table-column">
      <style:table-column-properties style:column-width="0.3861in" style:rel-column-width="4075*"/>
    </style:style>
    <style:style style:name="Table2.O" style:family="table-column">
      <style:table-column-properties style:column-width="0.4514in" style:rel-column-width="476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O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" style:family="table">
      <style:table-properties style:width="4.7569in" fo:margin-left="0.034in" fo:margin-right="2.2944in" table:align="margins" style:writing-mode="lr-tb"/>
    </style:style>
    <style:style style:name="Table3.A" style:family="table-column">
      <style:table-column-properties style:column-width="1.5833in" style:rel-column-width="21813*"/>
    </style:style>
    <style:style style:name="Table3.B" style:family="table-column">
      <style:table-column-properties style:column-width="1.5in" style:rel-column-width="20665*"/>
    </style:style>
    <style:style style:name="Table3.C" style:family="table-column">
      <style:table-column-properties style:column-width="1.6736in" style:rel-column-width="23057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04in" fo:border-left="2.6pt double #808080" fo:border-right="none" fo:border-top="2.6pt double #808080" fo:border-bottom="2.6pt double #808080" style:writing-mode="lr-tb"/>
    </style:style>
    <style:style style:name="Table3.C1" style:family="table-cell">
      <style:table-cell-properties style:vertical-align="middle" style:border-line-width="0.0007in 0.0347in 0.0007in" fo:padding="0.0104in" fo:border="2.6pt double #808080" style:writing-mode="lr-tb"/>
    </style:style>
    <style:style style:name="Table4" style:family="table">
      <style:table-properties style:width="7.0819in" table:align="margins" style:writing-mode="lr-tb"/>
    </style:style>
    <style:style style:name="Table4.A" style:family="table-column">
      <style:table-column-properties style:column-width="0.825in" style:rel-column-width="7634*"/>
    </style:style>
    <style:style style:name="Table4.B" style:family="table-column">
      <style:table-column-properties style:column-width="0.25in" style:rel-column-width="2313*"/>
    </style:style>
    <style:style style:name="Table4.H" style:family="table-column">
      <style:table-column-properties style:column-width="0.2813in" style:rel-column-width="2602*"/>
    </style:style>
    <style:style style:name="Table4.I" style:family="table-column">
      <style:table-column-properties style:column-width="0.2333in" style:rel-column-width="2159*"/>
    </style:style>
    <style:style style:name="Table4.J" style:family="table-column">
      <style:table-column-properties style:column-width="0.2354in" style:rel-column-width="2178*"/>
    </style:style>
    <style:style style:name="Table4.K" style:family="table-column">
      <style:table-column-properties style:column-width="0.2313in" style:rel-column-width="2139*"/>
    </style:style>
    <style:style style:name="Table4.L" style:family="table-column">
      <style:table-column-properties style:column-width="0.3167in" style:rel-column-width="2930*"/>
    </style:style>
    <style:style style:name="Table4.V" style:family="table-column">
      <style:table-column-properties style:column-width="0.3132in" style:rel-column-width="2898*"/>
    </style:style>
    <style:style style:name="Table4.W" style:family="table-column">
      <style:table-column-properties style:column-width="0.2965in" style:rel-column-width="2747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W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7.0819in" table:align="margins" style:writing-mode="lr-tb"/>
    </style:style>
    <style:style style:name="Table5.A" style:family="table-column">
      <style:table-column-properties style:column-width="0.825in" style:rel-column-width="7634*"/>
    </style:style>
    <style:style style:name="Table5.B" style:family="table-column">
      <style:table-column-properties style:column-width="0.25in" style:rel-column-width="2313*"/>
    </style:style>
    <style:style style:name="Table5.H" style:family="table-column">
      <style:table-column-properties style:column-width="0.2813in" style:rel-column-width="2602*"/>
    </style:style>
    <style:style style:name="Table5.I" style:family="table-column">
      <style:table-column-properties style:column-width="0.2333in" style:rel-column-width="2159*"/>
    </style:style>
    <style:style style:name="Table5.J" style:family="table-column">
      <style:table-column-properties style:column-width="0.2354in" style:rel-column-width="2178*"/>
    </style:style>
    <style:style style:name="Table5.K" style:family="table-column">
      <style:table-column-properties style:column-width="0.2313in" style:rel-column-width="2139*"/>
    </style:style>
    <style:style style:name="Table5.L" style:family="table-column">
      <style:table-column-properties style:column-width="0.3167in" style:rel-column-width="2930*"/>
    </style:style>
    <style:style style:name="Table5.V" style:family="table-column">
      <style:table-column-properties style:column-width="0.3132in" style:rel-column-width="2898*"/>
    </style:style>
    <style:style style:name="Table5.W" style:family="table-column">
      <style:table-column-properties style:column-width="0.2965in" style:rel-column-width="2747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.W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0819in" table:align="margins" style:writing-mode="lr-tb"/>
    </style:style>
    <style:style style:name="Table6.A" style:family="table-column">
      <style:table-column-properties style:column-width="0.825in" style:rel-column-width="7634*"/>
    </style:style>
    <style:style style:name="Table6.B" style:family="table-column">
      <style:table-column-properties style:column-width="0.25in" style:rel-column-width="2313*"/>
    </style:style>
    <style:style style:name="Table6.H" style:family="table-column">
      <style:table-column-properties style:column-width="0.2813in" style:rel-column-width="2602*"/>
    </style:style>
    <style:style style:name="Table6.I" style:family="table-column">
      <style:table-column-properties style:column-width="0.2333in" style:rel-column-width="2159*"/>
    </style:style>
    <style:style style:name="Table6.J" style:family="table-column">
      <style:table-column-properties style:column-width="0.2354in" style:rel-column-width="2178*"/>
    </style:style>
    <style:style style:name="Table6.K" style:family="table-column">
      <style:table-column-properties style:column-width="0.2313in" style:rel-column-width="2139*"/>
    </style:style>
    <style:style style:name="Table6.L" style:family="table-column">
      <style:table-column-properties style:column-width="0.3167in" style:rel-column-width="2930*"/>
    </style:style>
    <style:style style:name="Table6.V" style:family="table-column">
      <style:table-column-properties style:column-width="0.3132in" style:rel-column-width="2898*"/>
    </style:style>
    <style:style style:name="Table6.W" style:family="table-column">
      <style:table-column-properties style:column-width="0.2965in" style:rel-column-width="2747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W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0819in" table:align="margins" style:writing-mode="lr-tb"/>
    </style:style>
    <style:style style:name="Table7.A" style:family="table-column">
      <style:table-column-properties style:column-width="0.825in" style:rel-column-width="7634*"/>
    </style:style>
    <style:style style:name="Table7.B" style:family="table-column">
      <style:table-column-properties style:column-width="0.25in" style:rel-column-width="2313*"/>
    </style:style>
    <style:style style:name="Table7.H" style:family="table-column">
      <style:table-column-properties style:column-width="0.2813in" style:rel-column-width="2602*"/>
    </style:style>
    <style:style style:name="Table7.I" style:family="table-column">
      <style:table-column-properties style:column-width="0.2333in" style:rel-column-width="2159*"/>
    </style:style>
    <style:style style:name="Table7.J" style:family="table-column">
      <style:table-column-properties style:column-width="0.2354in" style:rel-column-width="2178*"/>
    </style:style>
    <style:style style:name="Table7.K" style:family="table-column">
      <style:table-column-properties style:column-width="0.2313in" style:rel-column-width="2139*"/>
    </style:style>
    <style:style style:name="Table7.L" style:family="table-column">
      <style:table-column-properties style:column-width="0.3167in" style:rel-column-width="2930*"/>
    </style:style>
    <style:style style:name="Table7.V" style:family="table-column">
      <style:table-column-properties style:column-width="0.3132in" style:rel-column-width="2898*"/>
    </style:style>
    <style:style style:name="Table7.W" style:family="table-column">
      <style:table-column-properties style:column-width="0.2965in" style:rel-column-width="2747*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W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2" style:family="paragraph" style:parent-style-name="Standard">
      <style:text-properties fo:font-size="15pt" fo:language="en" fo:country="US" style:font-size-asian="15pt" style:font-size-complex="15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 style:language-asian="ja" style:country-asian="JP"/>
    </style:style>
    <style:style style:name="P5" style:family="paragraph" style:parent-style-name="Standard">
      <style:paragraph-properties style:snap-to-layout-grid="false"/>
      <style:text-properties fo:language="en" fo:country="US"/>
    </style:style>
    <style:style style:name="P6" style:family="paragraph" style:parent-style-name="Standard">
      <style:paragraph-properties style:snap-to-layout-grid="false"/>
      <style:text-properties fo:language="en" fo:country="US" style:font-name-asian="MS Mincho" style:language-asian="ja" style:country-asian="JP"/>
    </style:style>
    <style:style style:name="P7" style:family="paragraph" style:parent-style-name="Standard">
      <style:paragraph-properties style:snap-to-layout-grid="false">
        <style:tab-stops>
          <style:tab-stop style:position="0.052in"/>
        </style:tab-stops>
      </style:paragraph-properties>
      <style:text-properties fo:language="en" fo:country="US" style:font-name-asian="MS Mincho" style:language-asian="ja" style:country-asian="JP"/>
    </style:style>
    <style:style style:name="P8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9" style:family="paragraph" style:parent-style-name="Standard">
      <style:text-properties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language="en" fo:country="US" fo:font-weight="normal" style:font-weight-asian="normal" style:font-weight-complex="normal"/>
    </style:style>
    <style:style style:name="P11" style:family="paragraph" style:parent-style-name="Standard">
      <style:text-properties fo:language="en" fo:country="US" fo:font-style="italic" fo:font-weight="bold" style:font-style-asian="italic" style:font-weight-asian="bold"/>
    </style:style>
    <style:style style:name="P12" style:family="paragraph" style:parent-style-name="Standard">
      <style:text-properties fo:language="en" fo:country="US" fo:font-style="italic" fo:font-weight="normal" style:font-style-asian="italic" style:font-weight-asian="normal" style:font-weight-complex="normal"/>
    </style:style>
    <style:style style:name="P13" style:family="paragraph" style:parent-style-name="Standard">
      <style:text-properties fo:language="en" fo:country="US" officeooo:rsid="00176955" officeooo:paragraph-rsid="00176955"/>
    </style:style>
    <style:style style:name="P14" style:family="paragraph" style:parent-style-name="Standard">
      <style:text-properties fo:font-size="9pt" fo:language="en" fo:country="US" style:font-size-asian="9pt" style:font-size-complex="9pt"/>
    </style:style>
    <style:style style:name="P15" style:family="paragraph" style:parent-style-name="Standard">
      <style:paragraph-properties style:snap-to-layout-grid="false"/>
      <style:text-properties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fo:language="en" fo:country="US" style:font-name-asian="MS Mincho" style:font-size-asian="9pt" style:language-asian="ja" style:country-asian="JP" style:font-size-complex="9pt"/>
    </style:style>
    <style:style style:name="P18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19" style:family="paragraph" style:parent-style-name="Standard">
      <style:paragraph-properties style:snap-to-layout-grid="false"/>
      <style:text-properties fo:color="#ff0000" fo:language="en" fo:country="US" style:font-name-asian="MS Mincho" style:language-asian="ja" style:country-asian="JP"/>
    </style:style>
    <style:style style:name="P20" style:family="paragraph" style:parent-style-name="Standard">
      <style:text-properties fo:color="#ff0000" fo:language="en" fo:country="US" fo:font-style="normal" fo:font-weight="bold" style:language-asian="ja" style:country-asian="JP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color="#ff0000" fo:language="en" fo:country="US" fo:font-style="normal" fo:font-weight="bold" style:language-asian="ja" style:country-asian="JP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color="#ff0000" fo:language="en" fo:country="US" fo:font-weight="normal" style:font-weight-asian="normal" style:font-weight-complex="normal"/>
    </style:style>
    <style:style style:name="P24" style:family="paragraph" style:parent-style-name="Standard">
      <style:paragraph-properties style:snap-to-layout-grid="false"/>
      <style:text-properties fo:color="#ff0000" fo:font-size="9pt" fo:language="en" fo:country="US" style:font-name-asian="MS Mincho" style:font-size-asian="9pt" style:language-asian="ja" style:country-asian="JP" style:font-size-complex="9pt"/>
    </style:style>
    <style:style style:name="P25" style:family="paragraph" style:parent-style-name="Standard">
      <style:text-properties fo:color="#ff0000" style:font-name="Times New Roman" fo:font-size="12pt" fo:language="en" fo:country="US" fo:font-weight="bold" style:font-name-asian="lr ¾©" style:font-size-asian="12pt" style:language-asian="ja" style:country-asian="JP" style:font-weight-asian="bold" style:font-name-complex="Times New Roman" style:font-size-complex="12pt" style:language-complex="ar" style:country-complex="SA" style:font-weight-complex="bold"/>
    </style:style>
    <style:style style:name="P26" style:family="paragraph" style:parent-style-name="Standard">
      <style:paragraph-properties style:snap-to-layout-grid="false"/>
      <style:text-properties fo:font-size="10pt" fo:language="en" fo:country="US" style:font-size-asian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language="en" fo:country="US" style:font-size-asian="10pt"/>
    </style:style>
    <style:style style:name="P28" style:family="paragraph" style:parent-style-name="Standard">
      <loext:graphic-properties draw:fill="solid" draw:fill-color="#e6e6e6" draw:opacity="100%"/>
      <style:paragraph-properties fo:background-color="#e6e6e6"/>
      <style:text-properties style:font-name="Nimbus Mono L" fo:language="en" fo:country="US" fo:font-style="normal" fo:font-weight="normal" fo:background-color="transparent" style:language-asian="ja" style:country-asian="JP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solid" draw:fill-color="#e6e6e6" draw:opacity="100%"/>
      <style:paragraph-properties fo:background-color="#e6e6e6"/>
      <style:text-properties style:font-name="Nimbus Mono L" fo:language="en" fo:country="US"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fo:color="#ff0000"/>
    </style:style>
    <style:style style:name="P32" style:family="paragraph" style:parent-style-name="Default_7e_LT_7e_Gliederung_20_3"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Default_7e_LT_7e_Gliederung_20_3"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Helvetica" style:font-size-asian="12pt" style:font-style-asian="normal" style:font-weight-asian="normal" style:font-name-complex="Helvetica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Text_20_body">
      <style:text-properties fo:language="en" fo:country="US" fo:font-weight="normal" style:font-weight-asian="normal" style:font-weight-complex="normal"/>
    </style:style>
    <style:style style:name="P35" style:family="paragraph" style:parent-style-name="Default_7e_LT_7e_Gliederung_20_1">
      <style:text-properties fo:color="#ff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 style:master-page-name="Standard">
      <style:paragraph-properties style:page-number="auto"/>
      <style:text-properties fo:font-size="19pt" fo:language="en" fo:country="US" fo:font-weight="bold" style:font-size-asian="19pt" style:font-weight-asian="bold" style:font-size-complex="19pt" style:font-weight-complex="bold"/>
    </style:style>
    <style:style style:name="P37" style:family="paragraph" style:parent-style-name="Standard" style:list-style-name="L1">
      <style:text-properties fo:color="#ff0000" fo:language="en" fo:country="US"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0pt" fo:language="en" fo:country="US" style:font-size-asian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40" style:family="paragraph" style:parent-style-name="Standard">
      <style:text-properties fo:language="en" fo:country="US" officeooo:rsid="00184805"/>
    </style:style>
    <style:style style:name="P41" style:family="paragraph" style:parent-style-name="Standard" style:list-style-name="WW8Num2">
      <style:paragraph-properties fo:margin-left="0.6665in" fo:margin-right="0in" fo:text-indent="-0.1665in" style:auto-text-indent="false"/>
      <style:text-properties fo:language="en" fo:country="US" style:language-asian="ja" style:country-asian="JP"/>
    </style:style>
    <style:style style:name="P42" style:family="paragraph" style:parent-style-name="Text_20_body" style:list-style-name="L2">
      <style:text-properties fo:language="en" fo:country="US"/>
    </style:style>
    <style:style style:name="P43" style:family="paragraph" style:parent-style-name="Text_20_body" style:list-style-name="L1">
      <style:paragraph-properties fo:margin-left="0.5in" fo:margin-right="0in" fo:text-indent="-0.25in" style:auto-text-indent="false"/>
      <style:text-properties fo:language="en" fo:country="US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language-asian="ja" style:country-asian="JP"/>
    </style:style>
    <style:style style:name="T4" style:family="text">
      <style:text-properties style:font-name="Wingdings" fo:font-size="10pt" style:font-size-asian="10pt"/>
    </style:style>
    <style:style style:name="T5" style:family="text">
      <style:text-properties style:font-name="Wingdings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language-asian="ja" style:country-asian="JP"/>
    </style:style>
    <style:style style:name="T8" style:family="text">
      <style:text-properties style:font-name-asian="Helvetica" style:font-name-complex="Helvetica"/>
    </style:style>
    <style:style style:name="T9" style:family="text">
      <style:text-properties style:font-name-asian="Helvetica" style:language-asian="ja" style:country-asian="JP" style:font-name-complex="Helvetica"/>
    </style:style>
    <style:style style:name="T10" style:family="text">
      <style:text-properties fo:color="#ff0000"/>
    </style:style>
    <style:style style:name="T11" style:family="text">
      <style:text-properties fo:color="#ff0000" fo:font-style="normal" style:language-asian="ja" style:country-asian="JP" style:font-style-asian="normal" style:font-style-complex="normal"/>
    </style:style>
    <style:style style:name="T12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bold" style:language-asian="ja" style:country-asian="JP"/>
    </style:style>
    <style:style style:name="T16" style:family="text">
      <style:text-properties fo:font-style="italic" fo:font-weight="bold" style:language-asian="ja" style:country-asian="JP" style:font-style-asian="italic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normal" fo:font-weight="normal" style:language-asian="ja" style:country-asian="JP" style:font-style-asian="normal" style:font-weight-asian="normal" style:font-style-complex="normal" style:font-weight-complex="normal"/>
    </style:style>
    <style:style style:name="T19" style:family="text">
      <style:text-properties fo:font-style="normal" style:language-asian="ja" style:country-asian="JP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officeooo:rsid="00176955"/>
    </style:style>
    <style:style style:name="fr1" style:family="graphic" style:parent-style-name="Frame">
      <style:graphic-properties fo:margin-left="0in" fo:margin-right="0.1252in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Exercise 2. </text:p>
      <text:p text:style-name="P1">Answer Sheet </text:p>
      <text:p text:style-name="P1"/>
      <text:p text:style-name="P2"/>
      <text:p text:style-name="P3"><text:span text:style-name="T1">Student's Name and ID:</text:span> _____________________________________________</text:p>
      <text:p text:style-name="P3"><text:line-break/></text:p>
      <text:p text:style-name="P3"/>
      <text:p text:style-name="P3"><text:span text:style-name="T15">Problem 1. <text:s/></text:span><text:span text:style-name="T18">(15 points)</text:span><text:span text:style-name="T15"> </text:span><text:span text:style-name="T18">Consider the following program: </text:span></text:p>
      <text:p text:style-name="P9"/>
      <text:p text:style-name="P28">#include &lt;stdio.h&gt; </text:p>
      <text:p text:style-name="P28"/>
      <text:p text:style-name="P28">main () { </text:p>
      <text:p text:style-name="P28"><text:tab/>long int i; </text:p>
      <text:p text:style-name="P28"><text:tab/>long int n = 500000000; </text:p>
      <text:p text:style-name="P28"/>
      <text:p text:style-name="P28"><text:tab/>while (1) { </text:p>
      <text:p text:style-name="P28"><text:tab/><text:tab/>/* ~ 1 second run */ </text:p>
      <text:p text:style-name="P28"><text:tab/><text:tab/>printf ("*Ready*\n"); </text:p>
      <text:p text:style-name="P28"><text:tab/><text:tab/>for (i = 0; i &lt; n; i++); </text:p>
      <text:p text:style-name="P28"/>
      <text:p text:style-name="P28"><text:tab/><text:tab/>/* 2 seconds sleep */ </text:p>
      <text:p text:style-name="P28"><text:tab/><text:tab/>printf ("*Sleep*\n"); </text:p>
      <text:p text:style-name="P28"><text:tab/><text:tab/>sleep (2); </text:p>
      <text:p text:style-name="P28"><text:tab/>} </text:p>
      <text:p text:style-name="P28">} </text:p>
      <text:p text:style-name="P9"/>
      <text:p text:style-name="P9"/>
      <text:p text:style-name="P9">a) Save this source code in a file called loop.c, compile it, and run it.</text:p>
      <text:p text:style-name="P9"/>
      <text:p text:style-name="P34">b) Answer to the following questions. </text:p>
      <text:list xml:id="list4050124107383832738" text:style-name="L1">
        <text:list-item>
          <text:p text:style-name="P43">Using command "top", check the status of the process your program has created. Checking should be performed every second. <text:s/>Which command options can be used? (Consult the manual page for “top”)</text:p>
          <text:p text:style-name="P43"/>
          <text:p text:style-name="P37">Put your answer here.</text:p>
        </text:list-item>
      </text:list>
      <text:p text:style-name="P22"/>
      <text:p text:style-name="P21"/>
      <text:p text:style-name="P21"/>
      <text:p text:style-name="P20"/>
      <text:list xml:id="list1173237143970998206" text:style-name="L2">
        <text:list-item>
          <text:p text:style-name="P42">Show <text:span text:style-name="T22">the </text:span>states of the process created by your program as seen from the top command output in the table below:</text:p>
          <text:p text:style-name="P42"/>
        </text:list-item>
      </text:list>
      <table:table table:name="Table8" table:style-name="Table8">
        <table:table-column table:style-name="Table8.A" table:number-columns-repeated="9"/>
        <table:table-column table:style-name="Table8.J"/>
        <table:table-row>
          <table:table-cell table:style-name="Table8.A1" table:number-rows-spanned="2" office:value-type="string">
            <text:p text:style-name="Table_20_Contents">State</text:p>
          </table:table-cell>
          <table:table-cell table:style-name="Table8.B1" table:number-columns-spanned="9" office:value-type="string">
            <text:p text:style-name="P30">Time, (se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8.B2" office:value-type="string">
            <text:p text:style-name="P30">1</text:p>
          </table:table-cell>
          <table:table-cell table:style-name="Table8.B2" office:value-type="string">
            <text:p text:style-name="P30">2</text:p>
          </table:table-cell>
          <table:table-cell table:style-name="Table8.B2" office:value-type="string">
            <text:p text:style-name="P30">3</text:p>
          </table:table-cell>
          <table:table-cell table:style-name="Table8.B2" office:value-type="string">
            <text:p text:style-name="P30">4</text:p>
          </table:table-cell>
          <table:table-cell table:style-name="Table8.B2" office:value-type="string">
            <text:p text:style-name="P30">5</text:p>
          </table:table-cell>
          <table:table-cell table:style-name="Table8.B2" office:value-type="string">
            <text:p text:style-name="P30">6</text:p>
          </table:table-cell>
          <table:table-cell table:style-name="Table8.B2" office:value-type="string">
            <text:p text:style-name="P30">7</text:p>
          </table:table-cell>
          <table:table-cell table:style-name="Table8.B2" office:value-type="string">
            <text:p text:style-name="P30">8</text:p>
          </table:table-cell>
          <table:table-cell table:style-name="Table8.J2" office:value-type="string">
            <text:p text:style-name="P30">9</text:p>
          </table:table-cell>
        </table:table-row>
        <table:table-row>
          <table:table-cell table:style-name="Table8.B2" office:value-type="string">
            <text:p text:style-name="Table_20_Contents">Running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J2" office:value-type="string">
            <text:p text:style-name="P31"/>
          </table:table-cell>
        </table:table-row>
        <table:table-row>
          <table:table-cell table:style-name="Table8.B2" office:value-type="string">
            <text:p text:style-name="Table_20_Contents">Sleeping</text:p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B2" office:value-type="string">
            <text:p text:style-name="P31"/>
          </table:table-cell>
          <table:table-cell table:style-name="Table8.J2" office:value-type="string">
            <text:p text:style-name="P31"/>
          </table:table-cell>
        </table:table-row>
      </table:table>
      <text:p text:style-name="P13">(put * in the appropriate cells)</text:p>
      <text:p text:style-name="P3"/>
      <text:p text:style-name="P3"/>
      <text:p text:style-name="P3"><text:soft-page-break/><text:line-break/><text:span text:style-name="T13">Problem 2. <text:s text:c="2"/></text:span><text:span text:style-name="T14">(15 points)</text:span><text:span text:style-name="T13"> <text:s/></text:span><text:span text:style-name="T14">Consider the following program:</text:span></text:p>
      <text:p text:style-name="P10"/>
      <text:p text:style-name="P10"/>
      <text:p text:style-name="P29">#include &lt;sys/types.h&gt; </text:p>
      <text:p text:style-name="P29">#include &lt;stdio.h&gt; </text:p>
      <text:p text:style-name="P29">#include &lt;unistd.h&gt; </text:p>
      <text:p text:style-name="P29"/>
      <text:p text:style-name="P29">int main () { </text:p>
      <text:p text:style-name="P29"><text:tab/>pid_t pid, pid1; </text:p>
      <text:p text:style-name="P29"><text:tab/> </text:p>
      <text:p text:style-name="P29"><text:tab/>/* fork a child process */ </text:p>
      <text:p text:style-name="P29"><text:tab/>pid = fork(); </text:p>
      <text:p text:style-name="P29"/>
      <text:p text:style-name="P29"><text:tab/>if (pid &lt; 0) { <text:s/>/* error occured */ </text:p>
      <text:p text:style-name="P29"><text:tab/><text:tab/>fprintf (stderr, "Fork failed"); </text:p>
      <text:p text:style-name="P29"><text:tab/><text:tab/>return 1; </text:p>
      <text:p text:style-name="P29"><text:tab/>} </text:p>
      <text:p text:style-name="P29"><text:tab/>else if (pid == 0) { <text:s text:c="2"/>/* child process */ </text:p>
      <text:p text:style-name="P29"><text:tab/><text:tab/>pid1 = getpid(); </text:p>
      <text:p text:style-name="P29"><text:tab/><text:tab/>printf ("child: pid = %d\n", pid); <text:s text:c="3"/>/* A */ </text:p>
      <text:p text:style-name="P29"><text:tab/><text:tab/>printf ("child: pid1 = %d\n", pid1); <text:s/>/* B */ </text:p>
      <text:p text:style-name="P29"><text:tab/>} </text:p>
      <text:p text:style-name="P29"><text:tab/>else { <text:s text:c="3"/>/* parent process */ </text:p>
      <text:p text:style-name="P29"><text:tab/><text:tab/>pid1 = getpid(); </text:p>
      <text:p text:style-name="P29"><text:tab/><text:tab/>printf ("parent: pid = %d\n", pid); <text:s text:c="2"/>/* C */ </text:p>
      <text:p text:style-name="P29"><text:tab/><text:tab/>printf ("parent: pid1 = %d\n", pid1); /* D */ </text:p>
      <text:p text:style-name="P29"><text:tab/><text:tab/>wait (NULL); </text:p>
      <text:p text:style-name="P29"><text:tab/>} </text:p>
      <text:p text:style-name="P29"><text:tab/>return 0; </text:p>
      <text:p text:style-name="P29">} </text:p>
      <text:p text:style-name="P10"/>
      <text:p text:style-name="P10"/>
      <text:p text:style-name="P10">What will be printed out at lines A, B, C, and D assuming that the actual <text:span text:style-name="T13">pid</text:span>s of the parent and the child are 4500 and 4505, respectively?</text:p>
      <text:p text:style-name="P10"/>
      <text:p text:style-name="P10"/>
      <text:p text:style-name="P23">/* A */<text:tab/><text:tab/><text:span text:style-name="T19">Put your answer here.</text:span></text:p>
      <text:p text:style-name="P23">/* B */<text:tab/><text:tab/><text:span text:style-name="T19">Put your answer here.</text:span></text:p>
      <text:p text:style-name="P23">/* C */<text:tab/><text:tab/><text:span text:style-name="T19">Put your answer here.</text:span></text:p>
      <text:p text:style-name="P10"><text:span text:style-name="T10">/* D */<text:tab/><text:tab/></text:span><text:span text:style-name="T11">Put your answer here.</text:span></text:p>
      <text:p text:style-name="P12"/>
      <text:p text:style-name="P11"/>
      <text:p text:style-name="P11"/>
      <text:p text:style-name="P3"><text:span text:style-name="T17">Problem 3</text:span><text:span text:style-name="T16">.</text:span>. (20 points) Consider a process P, which needs to have 2 CPU-time units, <text:span text:style-name="T7">3</text:span> time units for I/O, and again 2 CPU-time units for its execution. </text:p>
      <text:p text:style-name="P3"/>
      <text:p text:style-name="P3"/>
      <text:p text:style-name="P18">P: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/>CPU-time (2units)</text:p>
          </table:table-cell>
          <table:table-cell table:style-name="Table1.A1" office:value-type="string">
            <text:p text:style-name="P6"><text:s text:c="2"/>I/O time (3units)</text:p>
          </table:table-cell>
          <table:table-cell table:style-name="Table1.C1" office:value-type="string">
            <text:p text:style-name="P6"><text:s text:c="2"/>CPU-time (2units)</text:p>
          </table:table-cell>
        </table:table-row>
      </table:table>
      <text:p text:style-name="P3"/>
      <text:p text:style-name="P3"/>
      <text:p text:style-name="P3">NOTES: <text:s/>Process should be in the ready queue at least one time unit before leaving the ready state. The time needed to create the process takes one time unit.</text:p>
      <text:p text:style-name="P3"/>
      <text:p text:style-name="P3"/>
      <text:p text:style-name="P3"><text:soft-page-break/></text:p>
      <text:p text:style-name="P3">Continue the following time-state diagram:</text:p>
      <text:p text:style-name="P40"><draw:frame draw:style-name="fr1" draw:name="Frame1" text:anchor-type="paragraph" svg:x="0.2339in" svg:y="0.1661in" svg:width="6.2091in" draw:z-index="0"><draw:text-box fo:min-height="0.1457in"><table:table table:name="Table2" table:style-name="Table2"><table:table-column table:style-name="Table2.A"/><table:table-column table:style-name="Table2.B" table:number-columns-repeated="2"/><table:table-column table:style-name="Table2.D"/><table:table-column table:style-name="Table2.B" table:number-columns-repeated="6"/><table:table-column table:style-name="Table2.K"/><table:table-column table:style-name="Table2.L" table:number-columns-repeated="3"/><table:table-column table:style-name="Table2.O"/><table:table-row table:style-name="Table2.1"><table:table-cell table:style-name="Table2.A1" office:value-type="string"><text:p text:style-name="P5"><text:span text:style-name="T2">State</text:span> </text:p></table:table-cell><table:table-cell table:style-name="Table2.B1" table:number-columns-spanned="14" office:value-type="string"><text:p text:style-name="P6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2.1"><table:table-cell table:style-name="Table2.A1" office:value-type="string"><text:p text:style-name="P5"><text:span text:style-name="T2">Running</text:span> 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6"/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6"/></table:table-cell><table:table-cell table:style-name="Table2.B1" office:value-type="string"><text:p text:style-name="P6"/></table:table-cell></table:table-row><table:table-row table:style-name="Table2.1"><table:table-cell table:style-name="Table2.A1" office:value-type="string"><text:p text:style-name="P5"><text:span text:style-name="T2">Ready</text:span> </text:p></table:table-cell><table:table-cell table:style-name="Table2.A1" office:value-type="string"><text:p text:style-name="P6"/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6"/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6"/></table:table-cell><table:table-cell table:style-name="Table2.O3" office:value-type="string"><text:p text:style-name="P6"/></table:table-cell></table:table-row><table:table-row table:style-name="Table2.1"><table:table-cell table:style-name="Table2.A1" office:value-type="string"><text:p text:style-name="P26">Waiting 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19"/></table:table-cell><table:table-cell table:style-name="Table2.A1" office:value-type="string"><text:p text:style-name="P19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O3" office:value-type="string"><text:p text:style-name="P6"/></table:table-cell></table:table-row><table:table-row table:style-name="Table2.1"><table:table-cell table:style-name="Table2.A1" office:value-type="string"><text:p text:style-name="P5"><text:span text:style-name="T2">New</text:span> </text:p></table:table-cell><table:table-cell table:style-name="Table2.A1" office:value-type="string"><text:p text:style-name="P8"><text:span text:style-name="T3">*</text:span> 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O3" office:value-type="string"><text:p text:style-name="P6"/></table:table-cell></table:table-row><table:table-row table:style-name="Table2.1"><table:table-cell table:style-name="Table2.A1" office:value-type="string"><text:p text:style-name="P26">Terminated</text:p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6"/></table:table-cell><table:table-cell table:style-name="Table2.A1" office:value-type="string"><text:p text:style-name="P19"/></table:table-cell><table:table-cell table:style-name="Table2.O3" office:value-type="string"><text:p text:style-name="P6"/></table:table-cell></table:table-row><table:table-row table:style-name="Table2.1"><table:table-cell table:style-name="Table2.A1" office:value-type="string"><text:p text:style-name="P5"><text:span text:style-name="T2">Time units </text:span><text:span text:style-name="T4"></text:span></text:p></table:table-cell><table:table-cell table:style-name="Table2.B7" office:value-type="string"><text:p text:style-name="P27">0</text:p></table:table-cell><table:table-cell table:style-name="Table2.B7" office:value-type="string"><text:p text:style-name="P27">1</text:p></table:table-cell><table:table-cell table:style-name="Table2.B7" office:value-type="string"><text:p text:style-name="P27">2</text:p></table:table-cell><table:table-cell table:style-name="Table2.B7" office:value-type="string"><text:p text:style-name="P27">3</text:p></table:table-cell><table:table-cell table:style-name="Table2.B7" office:value-type="string"><text:p text:style-name="P27">4</text:p></table:table-cell><table:table-cell table:style-name="Table2.B7" office:value-type="string"><text:p text:style-name="P27">5</text:p></table:table-cell><table:table-cell table:style-name="Table2.B7" office:value-type="string"><text:p text:style-name="P27">6</text:p></table:table-cell><table:table-cell table:style-name="Table2.B7" office:value-type="string"><text:p text:style-name="P27">7</text:p></table:table-cell><table:table-cell table:style-name="Table2.B7" office:value-type="string"><text:p text:style-name="P27">8</text:p></table:table-cell><table:table-cell table:style-name="Table2.B7" office:value-type="string"><text:p text:style-name="P27">9</text:p></table:table-cell><table:table-cell table:style-name="Table2.B7" office:value-type="string"><text:p text:style-name="P27">10</text:p></table:table-cell><table:table-cell table:style-name="Table2.B7" office:value-type="string"><text:p text:style-name="P27">11</text:p></table:table-cell><table:table-cell table:style-name="Table2.B7" office:value-type="string"><text:p text:style-name="P27">12</text:p></table:table-cell><table:table-cell table:style-name="Table2.O3" office:value-type="string"><text:p text:style-name="P27">13</text:p></table:table-cell></table:table-row></table:table></draw:text-box></draw:frame></text:p>
      <text:p text:style-name="P3"/>
      <text:p text:style-name="P3"><text:span text:style-name="T17">Problem 4</text:span><text:span text:style-name="T16">. </text:span><text:span text:style-name="T18">(30 points)</text:span><text:span text:style-name="T16"> </text:span>Consider the process P from problem 3. Let it produce the following child process CH during its first time unit of execution:</text:p>
      <text:p text:style-name="P3"/>
      <text:p text:style-name="P3">CH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/>CPU-time (1units)</text:p>
          </table:table-cell>
          <table:table-cell table:style-name="Table3.A1" office:value-type="string">
            <text:p text:style-name="P7"><text:s text:c="2"/>I/O time (2units)</text:p>
          </table:table-cell>
          <table:table-cell table:style-name="Table3.C1" office:value-type="string">
            <text:p text:style-name="P7"><text:s text:c="2"/>CPU-time (2units)</text:p>
          </table:table-cell>
        </table:table-row>
      </table:table>
      <text:p text:style-name="P3"/>
      <text:p text:style-name="P3">Make time-state diagram for the processes P and CH for the following cases:</text:p>
      <text:p text:style-name="P3"/>
      <text:p text:style-name="P3"><text:span text:style-name="T21">Case 1</text:span><text:span text:style-name="T20">.</text:span> Parent process P is waiting until the child-process CH will be finished. If both processes are staying in the Ready state, then the child will be chosen for execution.</text:p>
      <text:p text:style-name="P3"/>
      <text:p text:style-name="P14"><draw:frame draw:style-name="fr2" draw:name="Frame2" text:anchor-type="paragraph" svg:y="0.1181in" svg:width="7.0819in" draw:z-index="1"><draw:text-box fo:min-height="0.1457in"><table:table table:name="Table4" table:style-name="Table4"><table:table-column table:style-name="Table4.A"/><table:table-column table:style-name="Table4.B" table:number-columns-repeated="6"/><table:table-column table:style-name="Table4.H"/><table:table-column table:style-name="Table4.I"/><table:table-column table:style-name="Table4.J"/><table:table-column table:style-name="Table4.K"/><table:table-column table:style-name="Table4.L" table:number-columns-repeated="10"/><table:table-column table:style-name="Table4.V"/><table:table-column table:style-name="Table4.W"/><table:table-row table:style-name="Table4.1"><table:table-cell table:style-name="Table4.A1" office:value-type="string"><text:p text:style-name="P15">State </text:p></table:table-cell><table:table-cell table:style-name="Table4.B1" table:number-columns-spanned="22" office:value-type="string"><text:p text:style-name="P16">PROCESS P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4.1"><table:table-cell table:style-name="Table4.A1" office:value-type="string"><text:p text:style-name="P15">Running </text:p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B1" office:value-type="string"><text:p text:style-name="P24"/></table:table-cell></table:table-row><table:table-row table:style-name="Table4.1"><table:table-cell table:style-name="Table4.A1" office:value-type="string"><text:p text:style-name="P15">Ready </text:p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W3" office:value-type="string"><text:p text:style-name="P24"/></table:table-cell></table:table-row><table:table-row table:style-name="Table4.1"><table:table-cell table:style-name="Table4.A1" office:value-type="string"><text:p text:style-name="P15">Waiting </text:p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W3" office:value-type="string"><text:p text:style-name="P24"/></table:table-cell></table:table-row><table:table-row table:style-name="Table4.1"><table:table-cell table:style-name="Table4.A1" office:value-type="string"><text:p text:style-name="P15">New </text:p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W3" office:value-type="string"><text:p text:style-name="P24"/></table:table-cell></table:table-row><table:table-row table:style-name="Table4.1"><table:table-cell table:style-name="Table4.A1" office:value-type="string"><text:p text:style-name="P15">Terminated </text:p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A1" office:value-type="string"><text:p text:style-name="P24"/></table:table-cell><table:table-cell table:style-name="Table4.W3" office:value-type="string"><text:p text:style-name="P24"/></table:table-cell></table:table-row><table:table-row table:style-name="Table4.1"><table:table-cell table:style-name="Table4.A1" office:value-type="string"><text:p text:style-name="P5"><text:span text:style-name="T6">Time </text:span><text:span text:style-name="T5"></text:span></text:p></table:table-cell><table:table-cell table:style-name="Table4.A1" office:value-type="string"><text:p text:style-name="P16">0 </text:p></table:table-cell><table:table-cell table:style-name="Table4.A1" office:value-type="string"><text:p text:style-name="P16">1 </text:p></table:table-cell><table:table-cell table:style-name="Table4.A1" office:value-type="string"><text:p text:style-name="P16">2 </text:p></table:table-cell><table:table-cell table:style-name="Table4.A1" office:value-type="string"><text:p text:style-name="P16">3 </text:p></table:table-cell><table:table-cell table:style-name="Table4.A1" office:value-type="string"><text:p text:style-name="P16">4 </text:p></table:table-cell><table:table-cell table:style-name="Table4.A1" office:value-type="string"><text:p text:style-name="P16">5 </text:p></table:table-cell><table:table-cell table:style-name="Table4.A1" office:value-type="string"><text:p text:style-name="P16">6 </text:p></table:table-cell><table:table-cell table:style-name="Table4.A1" office:value-type="string"><text:p text:style-name="P16">7 </text:p></table:table-cell><table:table-cell table:style-name="Table4.A1" office:value-type="string"><text:p text:style-name="P16">8 </text:p></table:table-cell><table:table-cell table:style-name="Table4.A1" office:value-type="string"><text:p text:style-name="P16">9 </text:p></table:table-cell><table:table-cell table:style-name="Table4.A1" office:value-type="string"><text:p text:style-name="P16">10 </text:p></table:table-cell><table:table-cell table:style-name="Table4.A1" office:value-type="string"><text:p text:style-name="P16">11 </text:p></table:table-cell><table:table-cell table:style-name="Table4.A1" office:value-type="string"><text:p text:style-name="P16">12 </text:p></table:table-cell><table:table-cell table:style-name="Table4.A1" office:value-type="string"><text:p text:style-name="P16">13 </text:p></table:table-cell><table:table-cell table:style-name="Table4.A1" office:value-type="string"><text:p text:style-name="P15">14 </text:p></table:table-cell><table:table-cell table:style-name="Table4.A1" office:value-type="string"><text:p text:style-name="P15">15 </text:p></table:table-cell><table:table-cell table:style-name="Table4.A1" office:value-type="string"><text:p text:style-name="P15">16 </text:p></table:table-cell><table:table-cell table:style-name="Table4.A1" office:value-type="string"><text:p text:style-name="P15">17 </text:p></table:table-cell><table:table-cell table:style-name="Table4.A1" office:value-type="string"><text:p text:style-name="P15">18 </text:p></table:table-cell><table:table-cell table:style-name="Table4.A1" office:value-type="string"><text:p text:style-name="P15">19 </text:p></table:table-cell><table:table-cell table:style-name="Table4.A1" office:value-type="string"><text:p text:style-name="P15">20 </text:p></table:table-cell><table:table-cell table:style-name="Table4.B1" office:value-type="string"><text:p text:style-name="P15">21</text:p></table:table-cell></table:table-row></table:table></draw:text-box></draw:frame></text:p>
      <text:p text:style-name="P14"/>
      <text:p text:style-name="P14"><draw:frame draw:style-name="fr2" draw:name="Frame3" text:anchor-type="paragraph" svg:y="0.1181in" svg:width="7.0819in" draw:z-index="2"><draw:text-box fo:min-height="0.1457in"><table:table table:name="Table5" table:style-name="Table5"><table:table-column table:style-name="Table5.A"/><table:table-column table:style-name="Table5.B" table:number-columns-repeated="6"/><table:table-column table:style-name="Table5.H"/><table:table-column table:style-name="Table5.I"/><table:table-column table:style-name="Table5.J"/><table:table-column table:style-name="Table5.K"/><table:table-column table:style-name="Table5.L" table:number-columns-repeated="10"/><table:table-column table:style-name="Table5.V"/><table:table-column table:style-name="Table5.W"/><table:table-row table:style-name="Table5.1"><table:table-cell table:style-name="Table5.A1" office:value-type="string"><text:p text:style-name="P15">State </text:p></table:table-cell><table:table-cell table:style-name="Table5.B1" table:number-columns-spanned="22" office:value-type="string"><text:p text:style-name="P16">PROCESS <text:s/>CH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5.1"><table:table-cell table:style-name="Table5.A1" office:value-type="string"><text:p text:style-name="P15">Running </text:p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B1" office:value-type="string"><text:p text:style-name="P17"/></table:table-cell></table:table-row><table:table-row table:style-name="Table5.1"><table:table-cell table:style-name="Table5.A1" office:value-type="string"><text:p text:style-name="P15">Ready </text:p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W3" office:value-type="string"><text:p text:style-name="P17"/></table:table-cell></table:table-row><table:table-row table:style-name="Table5.1"><table:table-cell table:style-name="Table5.A1" office:value-type="string"><text:p text:style-name="P15">Waiting </text:p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W3" office:value-type="string"><text:p text:style-name="P17"/></table:table-cell></table:table-row><table:table-row table:style-name="Table5.1"><table:table-cell table:style-name="Table5.A1" office:value-type="string"><text:p text:style-name="P15">New </text:p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W3" office:value-type="string"><text:p text:style-name="P17"/></table:table-cell></table:table-row><table:table-row table:style-name="Table5.1"><table:table-cell table:style-name="Table5.A1" office:value-type="string"><text:p text:style-name="P15">Terminated </text:p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24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A1" office:value-type="string"><text:p text:style-name="P17"/></table:table-cell><table:table-cell table:style-name="Table5.W3" office:value-type="string"><text:p text:style-name="P17"/></table:table-cell></table:table-row><table:table-row table:style-name="Table5.1"><table:table-cell table:style-name="Table5.A1" office:value-type="string"><text:p text:style-name="P5"><text:span text:style-name="T6">Time </text:span><text:span text:style-name="T5"></text:span></text:p></table:table-cell><table:table-cell table:style-name="Table5.A1" office:value-type="string"><text:p text:style-name="P16">0 </text:p></table:table-cell><table:table-cell table:style-name="Table5.A1" office:value-type="string"><text:p text:style-name="P16">1 </text:p></table:table-cell><table:table-cell table:style-name="Table5.A1" office:value-type="string"><text:p text:style-name="P16">2 </text:p></table:table-cell><table:table-cell table:style-name="Table5.A1" office:value-type="string"><text:p text:style-name="P16">3 </text:p></table:table-cell><table:table-cell table:style-name="Table5.A1" office:value-type="string"><text:p text:style-name="P16">4 </text:p></table:table-cell><table:table-cell table:style-name="Table5.A1" office:value-type="string"><text:p text:style-name="P16">5 </text:p></table:table-cell><table:table-cell table:style-name="Table5.A1" office:value-type="string"><text:p text:style-name="P16">6 </text:p></table:table-cell><table:table-cell table:style-name="Table5.A1" office:value-type="string"><text:p text:style-name="P16">7 </text:p></table:table-cell><table:table-cell table:style-name="Table5.A1" office:value-type="string"><text:p text:style-name="P16">8 </text:p></table:table-cell><table:table-cell table:style-name="Table5.A1" office:value-type="string"><text:p text:style-name="P16">9 </text:p></table:table-cell><table:table-cell table:style-name="Table5.A1" office:value-type="string"><text:p text:style-name="P16">10 </text:p></table:table-cell><table:table-cell table:style-name="Table5.A1" office:value-type="string"><text:p text:style-name="P16">11 </text:p></table:table-cell><table:table-cell table:style-name="Table5.A1" office:value-type="string"><text:p text:style-name="P16">12 </text:p></table:table-cell><table:table-cell table:style-name="Table5.A1" office:value-type="string"><text:p text:style-name="P16">13 </text:p></table:table-cell><table:table-cell table:style-name="Table5.A1" office:value-type="string"><text:p text:style-name="P15">14 </text:p></table:table-cell><table:table-cell table:style-name="Table5.A1" office:value-type="string"><text:p text:style-name="P15">15 </text:p></table:table-cell><table:table-cell table:style-name="Table5.A1" office:value-type="string"><text:p text:style-name="P15">16 </text:p></table:table-cell><table:table-cell table:style-name="Table5.A1" office:value-type="string"><text:p text:style-name="P15">17 </text:p></table:table-cell><table:table-cell table:style-name="Table5.A1" office:value-type="string"><text:p text:style-name="P15">18 </text:p></table:table-cell><table:table-cell table:style-name="Table5.A1" office:value-type="string"><text:p text:style-name="P15">19 </text:p></table:table-cell><table:table-cell table:style-name="Table5.A1" office:value-type="string"><text:p text:style-name="P15">20 </text:p></table:table-cell><table:table-cell table:style-name="Table5.B1" office:value-type="string"><text:p text:style-name="P15">21</text:p></table:table-cell></table:table-row></table:table></draw:text-box></draw:frame></text:p>
      <text:p text:style-name="P14"/>
      <text:p text:style-name="P14"/>
      <text:p text:style-name="P3"><text:span text:style-name="T21">Case 2</text:span><text:span text:style-name="T20">.</text:span> Parent process P is executing concurrently with the child-process CH. Please, take into account that the child process has higher priority.</text:p>
      <text:p text:style-name="P14"/>
      <text:p text:style-name="P14"><draw:frame draw:style-name="fr2" draw:name="Frame4" text:anchor-type="paragraph" svg:y="0.1181in" svg:width="7.0819in" draw:z-index="3"><draw:text-box fo:min-height="0.1457in"><table:table table:name="Table6" table:style-name="Table6"><table:table-column table:style-name="Table6.A"/><table:table-column table:style-name="Table6.B" table:number-columns-repeated="6"/><table:table-column table:style-name="Table6.H"/><table:table-column table:style-name="Table6.I"/><table:table-column table:style-name="Table6.J"/><table:table-column table:style-name="Table6.K"/><table:table-column table:style-name="Table6.L" table:number-columns-repeated="10"/><table:table-column table:style-name="Table6.V"/><table:table-column table:style-name="Table6.W"/><table:table-row table:style-name="Table6.1"><table:table-cell table:style-name="Table6.A1" office:value-type="string"><text:p text:style-name="P15">State </text:p></table:table-cell><table:table-cell table:style-name="Table6.B1" table:number-columns-spanned="22" office:value-type="string"><text:p text:style-name="P16">PROCESS P 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6.1"><table:table-cell table:style-name="Table6.A1" office:value-type="string"><text:p text:style-name="P15">Running </text:p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B1" office:value-type="string"><text:p text:style-name="P17"/></table:table-cell></table:table-row><table:table-row table:style-name="Table6.1"><table:table-cell table:style-name="Table6.A1" office:value-type="string"><text:p text:style-name="P15">Ready </text:p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W3" office:value-type="string"><text:p text:style-name="P17"/></table:table-cell></table:table-row><table:table-row table:style-name="Table6.1"><table:table-cell table:style-name="Table6.A1" office:value-type="string"><text:p text:style-name="P15">Waiting </text:p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W3" office:value-type="string"><text:p text:style-name="P17"/></table:table-cell></table:table-row><table:table-row table:style-name="Table6.1"><table:table-cell table:style-name="Table6.A1" office:value-type="string"><text:p text:style-name="P15">New </text:p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W3" office:value-type="string"><text:p text:style-name="P17"/></table:table-cell></table:table-row><table:table-row table:style-name="Table6.1"><table:table-cell table:style-name="Table6.A1" office:value-type="string"><text:p text:style-name="P15">Terminated </text:p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24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A1" office:value-type="string"><text:p text:style-name="P17"/></table:table-cell><table:table-cell table:style-name="Table6.W3" office:value-type="string"><text:p text:style-name="P17"/></table:table-cell></table:table-row><table:table-row table:style-name="Table6.1"><table:table-cell table:style-name="Table6.A1" office:value-type="string"><text:p text:style-name="P5"><text:span text:style-name="T6">Time </text:span><text:span text:style-name="T5"></text:span></text:p></table:table-cell><table:table-cell table:style-name="Table6.A1" office:value-type="string"><text:p text:style-name="P16">0 </text:p></table:table-cell><table:table-cell table:style-name="Table6.A1" office:value-type="string"><text:p text:style-name="P16">1 </text:p></table:table-cell><table:table-cell table:style-name="Table6.A1" office:value-type="string"><text:p text:style-name="P16">2 </text:p></table:table-cell><table:table-cell table:style-name="Table6.A1" office:value-type="string"><text:p text:style-name="P16">3 </text:p></table:table-cell><table:table-cell table:style-name="Table6.A1" office:value-type="string"><text:p text:style-name="P16">4 </text:p></table:table-cell><table:table-cell table:style-name="Table6.A1" office:value-type="string"><text:p text:style-name="P16">5 </text:p></table:table-cell><table:table-cell table:style-name="Table6.A1" office:value-type="string"><text:p text:style-name="P16">6 </text:p></table:table-cell><table:table-cell table:style-name="Table6.A1" office:value-type="string"><text:p text:style-name="P16">7 </text:p></table:table-cell><table:table-cell table:style-name="Table6.A1" office:value-type="string"><text:p text:style-name="P16">8 </text:p></table:table-cell><table:table-cell table:style-name="Table6.A1" office:value-type="string"><text:p text:style-name="P16">9 </text:p></table:table-cell><table:table-cell table:style-name="Table6.A1" office:value-type="string"><text:p text:style-name="P16">10 </text:p></table:table-cell><table:table-cell table:style-name="Table6.A1" office:value-type="string"><text:p text:style-name="P16">11 </text:p></table:table-cell><table:table-cell table:style-name="Table6.A1" office:value-type="string"><text:p text:style-name="P16">12 </text:p></table:table-cell><table:table-cell table:style-name="Table6.A1" office:value-type="string"><text:p text:style-name="P16">13 </text:p></table:table-cell><table:table-cell table:style-name="Table6.A1" office:value-type="string"><text:p text:style-name="P15">14 </text:p></table:table-cell><table:table-cell table:style-name="Table6.A1" office:value-type="string"><text:p text:style-name="P15">15 </text:p></table:table-cell><table:table-cell table:style-name="Table6.A1" office:value-type="string"><text:p text:style-name="P15">16 </text:p></table:table-cell><table:table-cell table:style-name="Table6.A1" office:value-type="string"><text:p text:style-name="P15">17 </text:p></table:table-cell><table:table-cell table:style-name="Table6.A1" office:value-type="string"><text:p text:style-name="P15">18 </text:p></table:table-cell><table:table-cell table:style-name="Table6.A1" office:value-type="string"><text:p text:style-name="P15">19 </text:p></table:table-cell><table:table-cell table:style-name="Table6.A1" office:value-type="string"><text:p text:style-name="P15">20 </text:p></table:table-cell><table:table-cell table:style-name="Table6.B1" office:value-type="string"><text:p text:style-name="P15">21</text:p></table:table-cell></table:table-row></table:table></draw:text-box></draw:frame></text:p>
      <text:p text:style-name="P14"><draw:frame draw:style-name="fr2" draw:name="Frame5" text:anchor-type="paragraph" svg:y="0.1181in" svg:width="7.0819in" draw:z-index="4"><draw:text-box fo:min-height="0.1457in"><table:table table:name="Table7" table:style-name="Table7"><table:table-column table:style-name="Table7.A"/><table:table-column table:style-name="Table7.B" table:number-columns-repeated="6"/><table:table-column table:style-name="Table7.H"/><table:table-column table:style-name="Table7.I"/><table:table-column table:style-name="Table7.J"/><table:table-column table:style-name="Table7.K"/><table:table-column table:style-name="Table7.L" table:number-columns-repeated="10"/><table:table-column table:style-name="Table7.V"/><table:table-column table:style-name="Table7.W"/><table:table-row table:style-name="Table7.1"><table:table-cell table:style-name="Table7.A1" office:value-type="string"><text:p text:style-name="P15">State </text:p></table:table-cell><table:table-cell table:style-name="Table7.B1" table:number-columns-spanned="22" office:value-type="string"><text:p text:style-name="P16">PROCESS CH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7.1"><table:table-cell table:style-name="Table7.A1" office:value-type="string"><text:p text:style-name="P15">Running </text:p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B1" office:value-type="string"><text:p text:style-name="P17"/></table:table-cell></table:table-row><table:table-row table:style-name="Table7.1"><table:table-cell table:style-name="Table7.A1" office:value-type="string"><text:p text:style-name="P15">Ready </text:p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W3" office:value-type="string"><text:p text:style-name="P17"/></table:table-cell></table:table-row><table:table-row table:style-name="Table7.1"><table:table-cell table:style-name="Table7.A1" office:value-type="string"><text:p text:style-name="P15">Waiting </text:p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W3" office:value-type="string"><text:p text:style-name="P17"/></table:table-cell></table:table-row><table:table-row table:style-name="Table7.1"><table:table-cell table:style-name="Table7.A1" office:value-type="string"><text:p text:style-name="P15">New </text:p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W3" office:value-type="string"><text:p text:style-name="P17"/></table:table-cell></table:table-row><table:table-row table:style-name="Table7.1"><table:table-cell table:style-name="Table7.A1" office:value-type="string"><text:p text:style-name="P15">Terminated </text:p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24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A1" office:value-type="string"><text:p text:style-name="P17"/></table:table-cell><table:table-cell table:style-name="Table7.W3" office:value-type="string"><text:p text:style-name="P17"/></table:table-cell></table:table-row><table:table-row table:style-name="Table7.1"><table:table-cell table:style-name="Table7.A1" office:value-type="string"><text:p text:style-name="P5"><text:span text:style-name="T6">Time </text:span><text:span text:style-name="T5"></text:span></text:p></table:table-cell><table:table-cell table:style-name="Table7.A1" office:value-type="string"><text:p text:style-name="P16">0 </text:p></table:table-cell><table:table-cell table:style-name="Table7.A1" office:value-type="string"><text:p text:style-name="P16">1 </text:p></table:table-cell><table:table-cell table:style-name="Table7.A1" office:value-type="string"><text:p text:style-name="P16">2 </text:p></table:table-cell><table:table-cell table:style-name="Table7.A1" office:value-type="string"><text:p text:style-name="P16">3 </text:p></table:table-cell><table:table-cell table:style-name="Table7.A1" office:value-type="string"><text:p text:style-name="P16">4 </text:p></table:table-cell><table:table-cell table:style-name="Table7.A1" office:value-type="string"><text:p text:style-name="P16">5 </text:p></table:table-cell><table:table-cell table:style-name="Table7.A1" office:value-type="string"><text:p text:style-name="P16">6 </text:p></table:table-cell><table:table-cell table:style-name="Table7.A1" office:value-type="string"><text:p text:style-name="P16">7 </text:p></table:table-cell><table:table-cell table:style-name="Table7.A1" office:value-type="string"><text:p text:style-name="P16">8 </text:p></table:table-cell><table:table-cell table:style-name="Table7.A1" office:value-type="string"><text:p text:style-name="P16">9 </text:p></table:table-cell><table:table-cell table:style-name="Table7.A1" office:value-type="string"><text:p text:style-name="P16">10 </text:p></table:table-cell><table:table-cell table:style-name="Table7.A1" office:value-type="string"><text:p text:style-name="P16">11 </text:p></table:table-cell><table:table-cell table:style-name="Table7.A1" office:value-type="string"><text:p text:style-name="P16">12 </text:p></table:table-cell><table:table-cell table:style-name="Table7.A1" office:value-type="string"><text:p text:style-name="P16">13 </text:p></table:table-cell><table:table-cell table:style-name="Table7.A1" office:value-type="string"><text:p text:style-name="P15">14 </text:p></table:table-cell><table:table-cell table:style-name="Table7.A1" office:value-type="string"><text:p text:style-name="P15">15 </text:p></table:table-cell><table:table-cell table:style-name="Table7.A1" office:value-type="string"><text:p text:style-name="P15">16 </text:p></table:table-cell><table:table-cell table:style-name="Table7.A1" office:value-type="string"><text:p text:style-name="P15">17 </text:p></table:table-cell><table:table-cell table:style-name="Table7.A1" office:value-type="string"><text:p text:style-name="P15">18 </text:p></table:table-cell><table:table-cell table:style-name="Table7.A1" office:value-type="string"><text:p text:style-name="P15">19 </text:p></table:table-cell><table:table-cell table:style-name="Table7.A1" office:value-type="string"><text:p text:style-name="P15">20 </text:p></table:table-cell><table:table-cell table:style-name="Table7.B1" office:value-type="string"><text:p text:style-name="P15">21</text:p></table:table-cell></table:table-row></table:table></draw:text-box></draw:frame></text:p>
      <text:p text:style-name="P14"><text:soft-page-break/></text:p>
      <text:p text:style-name="P14"/>
      <text:p text:style-name="P3"><text:span text:style-name="T17">Problem 5</text:span><text:span text:style-name="T16">.</text:span><text:span text:style-name="T7"> (20 points) Answer the following questions</text:span></text:p>
      <text:p text:style-name="P3"/>
      <text:list xml:id="list1093644950083296519" text:style-name="WW8Num2">
        <text:list-item>
          <text:p text:style-name="P41"><text:s/>Explain the differences between a process and thread. </text:p>
        </text:list-item>
      </text:list>
      <text:p text:style-name="P4"><text:tab/></text:p>
      <text:p text:style-name="P4"><text:tab/><text:span text:style-name="T12">Put your answer here.</text:span></text:p>
      <text:p text:style-name="P35"><text:tab/><text:tab/></text:p>
      <text:list xml:id="list170221998747168" text:continue-numbering="true" text:style-name="WW8Num2">
        <text:list-item>
          <text:p text:style-name="P41"><text:s/>Consider a situation when <text:s/>the parent-process is terminated before than its dependent <text:s/>child-process was finished. What strategy can you suggest to resolve this situation? Please take into account that the child process can also have its own child processes.</text:p>
        </text:list-item>
      </text:list>
      <text:p text:style-name="P14"/>
      <text:p text:style-name="P33"/>
      <text:p text:style-name="P32"><text:span text:style-name="T8"><text:tab/></text:span><text:span text:style-name="T9">Put your answer here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ＭＳ 明朝'" style:font-family-generic="modern"/>
    <style:font-face style:name="lr ¾©" svg:font-family="'lr ¾©', 'Times New Roman'" style:font-family-generic="roman"/>
    <style:font-face style:name="Nimbus Mono L" svg:font-family="'Nimbus Mono L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Helvetica" svg:font-family="Helvetic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1" style:font-size-asian="10.5pt" style:language-asian="en" style:country-asian="US" style:font-name-complex="DejaVu Sans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0.5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lr ¾©" style:font-family-asian="'lr ¾©', 'Times New Roman'" style:font-family-generic-asian="roman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" style:display-name="Contents 1" style:family="paragraph" style:parent-style-name="Standard" style:next-style-name="Standard" style:class="index"/>
    <style:style style:name="DisserChapter" style:family="paragraph" style:parent-style-name="Contents_20_1" style:list-style-name="WW8Num4">
      <style:paragraph-properties fo:margin-top="0.1665in" fo:margin-bottom="0.0835in" loext:contextual-spacing="false" fo:orphans="0" fo:widows="0" style:text-autospace="none"/>
      <style:text-properties style:font-name="Arial" fo:font-family="Arial" style:font-family-generic="swiss" style:font-pitch="variable" fo:font-size="18pt" fo:font-weight="bold" style:font-name-asian="SimSun" style:font-family-asian="SimSun, 宋体" style:font-pitch-asian="variable" style:font-size-asian="18pt" style:language-asian="zh" style:country-asian="CN" style:font-weight-asian="bold" style:font-weight-complex="bold"/>
    </style:style>
    <style:style style:name="DisserNoNumberChapter" style:family="paragraph" style:parent-style-name="Heading_20_1" style:default-outline-level="" style:list-style-name="">
      <loext:graphic-properties draw:fill="solid" draw:fill-color="#ffffff" draw:opacity="100%"/>
      <style:paragraph-properties fo:margin-left="0.0311in" fo:margin-right="1.4925in" fo:margin-top="0.0835in" fo:margin-bottom="0.0417in" loext:contextual-spacing="false" fo:line-height="200%" fo:text-align="center" style:justify-single-word="false" fo:orphans="0" fo:widows="0" fo:text-indent="0in" style:auto-text-indent="false" fo:background-color="#ffffff" style:text-autospace="none"/>
      <style:text-properties fo:font-size="18pt" fo:letter-spacing="0.0047in" style:font-name-asian="SimSun" style:font-family-asian="SimSun, 宋体" style:font-pitch-asian="variable" style:font-size-asian="18pt" style:language-asian="zh" style:country-asian="CN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loext:contextual-spacing="false"/>
    </style:style>
    <style:style style:name="Heading2" style:family="paragraph" style:parent-style-name="Standard">
      <style:paragraph-properties fo:margin-top="0.1654in" fo:margin-bottom="0.0827in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in" fo:margin-bottom="0.198in" loext:contextual-spacing="false" fo:line-height="92%" fo:text-align="start" style:justify-single-word="false" fo:text-indent="0in" style:auto-text-indent="false" style:text-autospace="none" style:writing-mode="lr-tb">
        <style:tab-stops>
          <style:tab-stop style:position="0.2362in"/>
          <style:tab-stop style:position="1.022in"/>
          <style:tab-stop style:position="1.8083in"/>
          <style:tab-stop style:position="2.5953in"/>
          <style:tab-stop style:position="3.3819in"/>
          <style:tab-stop style:position="4.1681in"/>
          <style:tab-stop style:position="4.9547in"/>
          <style:tab-stop style:position="5.7409in"/>
          <style:tab-stop style:position="6.528in"/>
          <style:tab-stop style:position="7.3138in"/>
          <style:tab-stop style:position="8.1008in"/>
          <style:tab-stop style:position="8.8866in"/>
          <style:tab-stop style:position="9.6728in"/>
          <style:tab-stop style:position="10.4598in"/>
          <style:tab-stop style:position="11.246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63in" loext:contextual-spacing="false">
        <style:tab-stops>
          <style:tab-stop style:position="0.7083in"/>
          <style:tab-stop style:position="1.4945in"/>
          <style:tab-stop style:position="2.2811in"/>
          <style:tab-stop style:position="3.0673in"/>
          <style:tab-stop style:position="3.8543in"/>
          <style:tab-stop style:position="4.6402in"/>
          <style:tab-stop style:position="5.4272in"/>
          <style:tab-stop style:position="6.2134in"/>
          <style:tab-stop style:position="7in"/>
          <style:tab-stop style:position="7.7862in"/>
          <style:tab-stop style:position="8.5728in"/>
          <style:tab-stop style:position="9.3591in"/>
          <style:tab-stop style:position="10.1457in"/>
          <style:tab-stop style:position="10.9319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>
        <style:tab-stops>
          <style:tab-stop style:position="0.3925in"/>
          <style:tab-stop style:position="1.1783in"/>
          <style:tab-stop style:position="1.9654in"/>
          <style:tab-stop style:position="2.7516in"/>
          <style:tab-stop style:position="3.5382in"/>
          <style:tab-stop style:position="4.3244in"/>
          <style:tab-stop style:position="5.111in"/>
          <style:tab-stop style:position="5.8972in"/>
          <style:tab-stop style:position="6.6839in"/>
          <style:tab-stop style:position="7.4701in"/>
          <style:tab-stop style:position="8.2571in"/>
          <style:tab-stop style:position="9.0429in"/>
          <style:tab-stop style:position="9.8299in"/>
          <style:tab-stop style:position="10.6161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in" loext:contextual-spacing="false">
        <style:tab-stops>
          <style:tab-stop style:position="0.078in"/>
          <style:tab-stop style:position="0.8646in"/>
          <style:tab-stop style:position="1.6508in"/>
          <style:tab-stop style:position="2.4374in"/>
          <style:tab-stop style:position="3.2236in"/>
          <style:tab-stop style:position="4.0102in"/>
          <style:tab-stop style:position="4.7965in"/>
          <style:tab-stop style:position="5.5835in"/>
          <style:tab-stop style:position="6.3693in"/>
          <style:tab-stop style:position="7.1563in"/>
          <style:tab-stop style:position="7.9425in"/>
          <style:tab-stop style:position="8.7291in"/>
          <style:tab-stop style:position="9.5154in"/>
          <style:tab-stop style:position="10.302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82in" loext:contextual-spacing="false">
        <style:tab-stops>
          <style:tab-stop style:position="0.5484in"/>
          <style:tab-stop style:position="1.3346in"/>
          <style:tab-stop style:position="2.1217in"/>
          <style:tab-stop style:position="2.9075in"/>
          <style:tab-stop style:position="3.6937in"/>
          <style:tab-stop style:position="4.4807in"/>
          <style:tab-stop style:position="5.2673in"/>
          <style:tab-stop style:position="6.0535in"/>
          <style:tab-stop style:position="6.8402in"/>
          <style:tab-stop style:position="7.6264in"/>
          <style:tab-stop style:position="8.4134in"/>
          <style:tab-stop style:position="9.1992in"/>
          <style:tab-stop style:position="9.9862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7862in"/>
          <style:tab-stop style:position="1.5728in"/>
          <style:tab-stop style:position="2.3591in"/>
          <style:tab-stop style:position="3.1457in"/>
          <style:tab-stop style:position="3.9319in"/>
          <style:tab-stop style:position="4.7189in"/>
          <style:tab-stop style:position="5.5047in"/>
          <style:tab-stop style:position="6.2917in"/>
          <style:tab-stop style:position="7.078in"/>
          <style:tab-stop style:position="7.8646in"/>
          <style:tab-stop style:position="8.6508in"/>
          <style:tab-stop style:position="9.4374in"/>
          <style:tab-stop style:position="10.2236in"/>
          <style:tab-stop style:position="11.0102in"/>
          <style:tab-stop style:position="11.7965in"/>
        </style:tab-stops>
      </style:paragraph-properties>
      <style:text-properties fo:color="#000066" style:text-outline="false" style:text-line-through-style="none" style:text-line-through-type="none" style:font-name="DejaVu Sans" fo:font-family="'DejaVu Sans'" style:font-family-generic="swiss" style:font-pitch="variable" fo:font-size="54pt" fo:font-style="normal" fo:text-shadow="1pt 1pt" style:text-underline-style="none" fo:font-weight="bold" style:font-name-asian="DejaVu Sans" style:font-family-asian="'DejaVu Sans'" style:font-family-generic-asian="swiss" style:font-pitch-asian="variable" style:font-size-asian="54pt" style:font-style-asian="normal" style:font-weight-asian="bold" style:font-name-complex="DejaVu Sans" style:font-family-complex="'DejaVu Sans'" style:font-family-generic-complex="swiss" style:font-pitch-complex="variable" style:font-size-complex="54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111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411in"/>
          <style:tab-stop style:position="1.198in"/>
          <style:tab-stop style:position="1.9839in"/>
          <style:tab-stop style:position="2.7701in"/>
          <style:tab-stop style:position="3.5571in"/>
          <style:tab-stop style:position="4.3437in"/>
          <style:tab-stop style:position="5.1299in"/>
          <style:tab-stop style:position="5.9165in"/>
          <style:tab-stop style:position="6.7028in"/>
          <style:tab-stop style:position="7.4898in"/>
          <style:tab-stop style:position="8.2756in"/>
          <style:tab-stop style:position="9.0626in"/>
          <style:tab-stop style:position="9.8484in"/>
          <style:tab-stop style:position="10.6346in"/>
          <style:tab-stop style:position="11.4217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7862in"/>
          <style:tab-stop style:position="1.5728in"/>
          <style:tab-stop style:position="2.3591in"/>
          <style:tab-stop style:position="3.1457in"/>
          <style:tab-stop style:position="3.9319in"/>
          <style:tab-stop style:position="4.7189in"/>
          <style:tab-stop style:position="5.5047in"/>
          <style:tab-stop style:position="6.2917in"/>
          <style:tab-stop style:position="7.078in"/>
          <style:tab-stop style:position="7.8646in"/>
          <style:tab-stop style:position="8.6508in"/>
          <style:tab-stop style:position="9.4374in"/>
          <style:tab-stop style:position="10.2236in"/>
          <style:tab-stop style:position="11.0102in"/>
          <style:tab-stop style:position="11.796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7862in"/>
          <style:tab-stop style:position="1.5728in"/>
          <style:tab-stop style:position="2.3591in"/>
          <style:tab-stop style:position="3.1457in"/>
          <style:tab-stop style:position="3.9319in"/>
          <style:tab-stop style:position="4.7189in"/>
          <style:tab-stop style:position="5.5047in"/>
          <style:tab-stop style:position="6.2917in"/>
          <style:tab-stop style:position="7.078in"/>
          <style:tab-stop style:position="7.8646in"/>
          <style:tab-stop style:position="8.6508in"/>
          <style:tab-stop style:position="9.4374in"/>
          <style:tab-stop style:position="10.2236in"/>
          <style:tab-stop style:position="11.0102in"/>
          <style:tab-stop style:position="11.7965in"/>
        </style:tab-stops>
      </style:paragraph-properties>
      <style:text-properties fo:color="#000066" style:text-outline="false" style:text-line-through-style="none" style:text-line-through-type="none" style:font-name="DejaVu Sans" fo:font-family="'DejaVu Sans'" style:font-family-generic="swiss" style:font-pitch="variable" fo:font-size="54pt" fo:font-style="normal" fo:text-shadow="1pt 1pt" style:text-underline-style="none" fo:font-weight="bold" style:font-name-asian="DejaVu Sans" style:font-family-asian="'DejaVu Sans'" style:font-family-generic-asian="swiss" style:font-pitch-asian="variable" style:font-size-asian="54pt" style:font-style-asian="normal" style:font-weight-asian="bold" style:font-name-complex="DejaVu Sans" style:font-family-complex="'DejaVu Sans'" style:font-family-generic-complex="swiss" style:font-pitch-complex="variable" style:font-size-complex="54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7862in"/>
          <style:tab-stop style:position="1.5728in"/>
          <style:tab-stop style:position="2.3591in"/>
          <style:tab-stop style:position="3.1457in"/>
          <style:tab-stop style:position="3.9319in"/>
          <style:tab-stop style:position="4.7189in"/>
          <style:tab-stop style:position="5.5047in"/>
          <style:tab-stop style:position="6.2917in"/>
          <style:tab-stop style:position="7.078in"/>
          <style:tab-stop style:position="7.8646in"/>
          <style:tab-stop style:position="8.6508in"/>
          <style:tab-stop style:position="9.4374in"/>
          <style:tab-stop style:position="10.2236in"/>
          <style:tab-stop style:position="11.0102in"/>
          <style:tab-stop style:position="11.796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in" fo:margin-bottom="0.198in" loext:contextual-spacing="false" fo:line-height="92%" fo:text-align="start" style:justify-single-word="false" fo:text-indent="0in" style:auto-text-indent="false" style:text-autospace="none" style:writing-mode="lr-tb">
        <style:tab-stops>
          <style:tab-stop style:position="0.2362in"/>
          <style:tab-stop style:position="1.022in"/>
          <style:tab-stop style:position="1.8083in"/>
          <style:tab-stop style:position="2.5953in"/>
          <style:tab-stop style:position="3.3819in"/>
          <style:tab-stop style:position="4.1681in"/>
          <style:tab-stop style:position="4.9547in"/>
          <style:tab-stop style:position="5.7409in"/>
          <style:tab-stop style:position="6.528in"/>
          <style:tab-stop style:position="7.3138in"/>
          <style:tab-stop style:position="8.1008in"/>
          <style:tab-stop style:position="8.8866in"/>
          <style:tab-stop style:position="9.6728in"/>
          <style:tab-stop style:position="10.4598in"/>
          <style:tab-stop style:position="11.2465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63in" loext:contextual-spacing="false">
        <style:tab-stops>
          <style:tab-stop style:position="0.7083in"/>
          <style:tab-stop style:position="1.4945in"/>
          <style:tab-stop style:position="2.2811in"/>
          <style:tab-stop style:position="3.0673in"/>
          <style:tab-stop style:position="3.8543in"/>
          <style:tab-stop style:position="4.6402in"/>
          <style:tab-stop style:position="5.4272in"/>
          <style:tab-stop style:position="6.2134in"/>
          <style:tab-stop style:position="7in"/>
          <style:tab-stop style:position="7.7862in"/>
          <style:tab-stop style:position="8.5728in"/>
          <style:tab-stop style:position="9.3591in"/>
          <style:tab-stop style:position="10.1457in"/>
          <style:tab-stop style:position="10.9319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loext:contextual-spacing="false">
        <style:tab-stops>
          <style:tab-stop style:position="0.3925in"/>
          <style:tab-stop style:position="1.1783in"/>
          <style:tab-stop style:position="1.9654in"/>
          <style:tab-stop style:position="2.7516in"/>
          <style:tab-stop style:position="3.5382in"/>
          <style:tab-stop style:position="4.3244in"/>
          <style:tab-stop style:position="5.111in"/>
          <style:tab-stop style:position="5.8972in"/>
          <style:tab-stop style:position="6.6839in"/>
          <style:tab-stop style:position="7.4701in"/>
          <style:tab-stop style:position="8.2571in"/>
          <style:tab-stop style:position="9.0429in"/>
          <style:tab-stop style:position="9.8299in"/>
          <style:tab-stop style:position="10.6161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in" loext:contextual-spacing="false">
        <style:tab-stops>
          <style:tab-stop style:position="0.078in"/>
          <style:tab-stop style:position="0.8646in"/>
          <style:tab-stop style:position="1.6508in"/>
          <style:tab-stop style:position="2.4374in"/>
          <style:tab-stop style:position="3.2236in"/>
          <style:tab-stop style:position="4.0102in"/>
          <style:tab-stop style:position="4.7965in"/>
          <style:tab-stop style:position="5.5835in"/>
          <style:tab-stop style:position="6.3693in"/>
          <style:tab-stop style:position="7.1563in"/>
          <style:tab-stop style:position="7.9425in"/>
          <style:tab-stop style:position="8.7291in"/>
          <style:tab-stop style:position="9.5154in"/>
          <style:tab-stop style:position="10.302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82in" loext:contextual-spacing="false">
        <style:tab-stops>
          <style:tab-stop style:position="0.5484in"/>
          <style:tab-stop style:position="1.3346in"/>
          <style:tab-stop style:position="2.1217in"/>
          <style:tab-stop style:position="2.9075in"/>
          <style:tab-stop style:position="3.6937in"/>
          <style:tab-stop style:position="4.4807in"/>
          <style:tab-stop style:position="5.2673in"/>
          <style:tab-stop style:position="6.0535in"/>
          <style:tab-stop style:position="6.8402in"/>
          <style:tab-stop style:position="7.6264in"/>
          <style:tab-stop style:position="8.4134in"/>
          <style:tab-stop style:position="9.1992in"/>
          <style:tab-stop style:position="9.9862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7862in"/>
          <style:tab-stop style:position="1.5728in"/>
          <style:tab-stop style:position="2.3591in"/>
          <style:tab-stop style:position="3.1457in"/>
          <style:tab-stop style:position="3.9319in"/>
          <style:tab-stop style:position="4.7189in"/>
          <style:tab-stop style:position="5.5047in"/>
          <style:tab-stop style:position="6.2917in"/>
          <style:tab-stop style:position="7.078in"/>
          <style:tab-stop style:position="7.8646in"/>
          <style:tab-stop style:position="8.6508in"/>
          <style:tab-stop style:position="9.4374in"/>
          <style:tab-stop style:position="10.2236in"/>
          <style:tab-stop style:position="11.0102in"/>
          <style:tab-stop style:position="11.7965in"/>
        </style:tab-stops>
      </style:paragraph-properties>
      <style:text-properties fo:color="#000066" style:text-outline="false" style:text-line-through-style="none" style:text-line-through-type="none" style:font-name="DejaVu Sans" fo:font-family="'DejaVu Sans'" style:font-family-generic="swiss" style:font-pitch="variable" fo:font-size="54pt" fo:font-style="normal" fo:text-shadow="1pt 1pt" style:text-underline-style="none" fo:font-weight="bold" style:font-name-asian="DejaVu Sans" style:font-family-asian="'DejaVu Sans'" style:font-family-generic-asian="swiss" style:font-pitch-asian="variable" style:font-size-asian="54pt" style:font-style-asian="normal" style:font-weight-asian="bold" style:font-name-complex="DejaVu Sans" style:font-family-complex="'DejaVu Sans'" style:font-family-generic-complex="swiss" style:font-pitch-complex="variable" style:font-size-complex="54pt" style:font-style-complex="normal" style:font-weight-complex="bold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6600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font-name-asian="DejaVu Sans" style:font-family-asian="'DejaVu Sans'" style:font-family-generic-asian="swiss" style:font-pitch-asian="variable" style:font-size-asian="32pt" style:font-style-asian="normal" style:font-weight-asian="bold" style:font-name-complex="DejaVu Sans" style:font-family-complex="'DejaVu Sans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1_7e_LT_7e_Gliederung_20_1" style:display-name="Title1~LT~Gliederung 1" style:family="paragraph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3300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626in" fo:margin-bottom="0in" loext:contextual-spacing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font-size="18pt" style:font-size-asian="18pt" style:font-size-complex="18pt"/>
    </style:style>
    <style:style style:name="Title1_7e_LT_7e_Gliederung_20_3" style:display-name="Title1~LT~Gliederung 3" style:family="paragraph" style:parent-style-name="Title1_7e_LT_7e_Gliederung_20_2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ff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bold" style:letter-kerning="true" style:font-name-asian="DejaVu Sans" style:font-family-asian="'DejaVu Sans'" style:font-family-generic-asian="swiss" style:font-pitch-asian="variable" style:font-size-asian="32pt" style:font-style-asian="normal" style:font-weight-asian="bold" style:font-name-complex="DejaVu Sans" style:font-family-complex="'DejaVu Sans'" style:font-family-generic-complex="swiss" style:font-pitch-complex="variable" style:font-size-complex="32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0693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3300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loext:contextual-spacing="false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2pt"/>
    </style:style>
    <style:style style:name="WW8Num4z1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 style:font-size-complex="11pt"/>
    </style:style>
    <style:style style:name="WW8Num4z2" style:family="text">
      <style:text-properties fo:font-size="10pt" fo:font-style="normal" fo:font-weight="bold" style:font-size-asian="10pt" style:font-style-asian="normal" style:font-weight-asian="bold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>
      <text:list-level-style-number text:level="1" text:style-name="WW8Num4z0" style:num-prefix="Chapter " style:num-suffix=". " style:num-format="1">
        <style:list-level-properties/>
      </text:list-level-style-number>
      <text:list-level-style-number text:level="2" text:style-name="WW8Num4z1" style:num-suffix="." style:num-format="1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Exercise 2</dc:title>
    <meta:initial-creator>vazhenin</meta:initial-creator>
    <meta:creation-date>2007-10-10T15:42:00</meta:creation-date>
    <dc:date>2016-10-11T17:02:19.826006686</dc:date>
    <dc:language>en-US</dc:language>
    <meta:editing-cycles>35</meta:editing-cycles>
    <meta:editing-duration>PT7H35M4S</meta:editing-duration>
    <meta:printed-by>Alexander Vazhenin</meta:printed-by>
    <meta:print-date>2011-10-09T12:39:33</meta:print-date>
    <dc:creator>Konstantin Markov</dc:creator>
    <meta:document-statistic meta:table-count="8" meta:image-count="0" meta:object-count="0" meta:page-count="4" meta:paragraph-count="237" meta:word-count="719" meta:character-count="3739" meta:non-whitespace-character-count="3001"/>
    <meta:user-defined meta:name="Info 1"/>
    <meta:user-defined meta:name="Info 2"/>
    <meta:user-defined meta:name="Info 3"/>
    <meta:user-defined meta:name="Info 4"/>
  </office:meta>
</office:document-meta>
</file>